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eczysław Karnowski</text:p>
      <text:p text:style-name="P1">Urodził się 6.12.1936 r. w Zalesiu (pow. Chojnice). Do szkoły średniej uczęszczał w Bytowie. W latach 1954-1959 studiował matematykę na UMK w Toruniu. Po ukończeniu studiów rozpoczął pracę jako nauczyciel matematyki w Liceum Ogólnokształcącym w Chojnicach (pracował do 1997 r.). W latach 1974- 1975 pełnił funkcję dyrektora tej szkoły, a po utworzeniu Zespołu Szkół dwukrotnie pełnił funkcję zastępcy dyrektora. W latach 1971- 1972 studiował podyplomowo matematykę, następnie został powołany na stanowisko profesora szkoły średniej. Opiekował się Kołem Matematycznym. Które odnosiło sukcesy na szczeblu wojewódzkim i ogólnopolskim. Posiada Złoty Krzyż Kawalerski Orderu Odrodzenia Polski. W 1997 r. przeszedł na emeryturę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12:31:00.41</meta:creation-date>
    <meta:document-statistic meta:table-count="0" meta:image-count="0" meta:object-count="0" meta:page-count="1" meta:paragraph-count="2" meta:word-count="101" meta:character-count="743"/>
    <dc:date>2022-11-29T12:50:41.94</dc:date>
    <meta:editing-duration>PT19M50S</meta:editing-duration>
    <meta:editing-cycles>1</meta:editing-cycles>
    <meta:generator>OpenOffice/4.1.3$Win32 OpenOffice.org_project/413m1$Build-9783</meta:generator>
  </office:meta>
</office:document-meta>
</file>